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5091in" fo:break-before="auto" style:use-optimal-row-height="true"/>
    </style:style>
    <style:style style:name="ro7" style:family="table-row">
      <style:table-row-properties style:row-height="1.0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"/>
    </style:style>
    <style:style style:name="ce20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7" style:family="table-cell" style:parent-style-name="Default">
      <style:text-properties style:font-name="Consolas"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32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3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4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5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9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41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2" style:family="table-cell" style:parent-style-name="Default">
      <style:table-cell-properties fo:wrap-option="wrap"/>
      <style:text-properties style:font-name="Consolas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IF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02-uv-test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40" office:value-type="string">
            <text:p>First successful test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1tmp2.png</text:p>
          </table:table-cell>
          <table:table-cell table:style-name="ce25" office:value-type="string">
            <text:p>Banding</text:p>
          </table:table-cell>
          <table:table-cell table:style-name="ce33" office:value-type="string">
            <text:p>original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w/ alpha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checker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2" office:value-type="string">
            <text:p>truecolor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30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1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1bitgrey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3">
            <text:p>12/13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30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boat1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3" office:value-type="string">
            <text:p>greyscale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1" office:value-type="string">
            <text:p>greyscale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8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23" office:value-type="string">
            <text:p>greyscale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1" office:value-type="string">
            <text:p>woman.png, 64kSnake.png</text:p>
          </table:table-cell>
          <table:table-cell table:style-name="ce29" office:value-type="string">
            <text:p>Skewed image</text:p>
          </table:table-cell>
          <table:table-cell table:style-name="ce35" office:value-type="string">
            <text:p>original image</text:p>
          </table:table-cell>
          <table:table-cell table:style-name="ce37" office:value-type="date" office:date-value="2015-12-13">
            <text:p>12/13/15</text:p>
          </table:table-cell>
          <table:table-cell table:style-name="ce41" office:value-type="string">
            <text:p>Skewed image, translation to 8-bit depth resolved issue, potential issue with shaders and HDR</text:p>
          </table:table-cell>
          <table:table-cell table:style-name="ce42" table:number-columns-repeated="1015"/>
        </table:table-row>
        <table:table-row table:style-name="ro2">
          <table:table-cell table:style-name="ce21" office:value-type="string">
            <text:p>greyscale w/ alpha 8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2" office:value-type="string">
            <text:p>greyscale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1" office:value-type="string">
            <text:p>indexed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1" office:value-type="string">
            <text:p>indexed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4">
          <table:table-cell table:style-name="ce21" office:value-type="string">
            <text:p>indexed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2">
            <text:p>2</text:p>
          </table:table-cell>
          <table:table-cell table:style-name="ce31" office:value-type="string">
            <text:p>Vpv0t.png, Adam7-2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8" office:value-type="date" office:date-value="2015-12-13">
            <text:p>12/13/15</text:p>
          </table:table-cell>
          <table:table-cell table:style-name="ce41" office:value-type="string">
            <text:p>Adam7-2 image had an issue with loading due to pixel unpack alignment setting in OpenGL context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indexed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2" office:value-type="string">
            <text:p>indexed256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5">
          <table:table-cell table:style-name="ce23" office:value-type="string">
            <text:p>truecolor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2">
            <text:p>2</text:p>
          </table:table-cell>
          <table:table-cell table:style-name="ce32" office:value-type="string">
            <text:p>02-uv-test_adam7.png, <text:span text:style-name="T1">Test_24bpp_interlaced_paeth.pn</text:span><text:span text:style-name="T1">g</text:span></text:p>
          </table:table-cell>
          <table:table-cell table:style-name="ce29" office:value-type="string">
            <text:p>Distorted randomized colors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 office:value-type="string">
            <text:p>decompression buffer size was inadequate to contain entire decompression stream which cut part of the data stream of the image</text:p>
          </table:table-cell>
          <table:table-cell table:style-name="ce42" table:number-columns-repeated="1015"/>
        </table:table-row>
        <table:table-row table:style-name="ro2">
          <table:table-cell table:style-name="ce23" office:value-type="string">
            <text:p>truecolor 16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truecolor w/ alpha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truecolor w/ alpha 16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1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2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4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 office:value-type="string">
            <text:p>boat1_adam7.png</text:p>
          </table:table-cell>
          <table:table-cell table:style-name="ce29" office:value-type="string">
            <text:p>original image</text:p>
          </table:table-cell>
          <table:table-cell table:style-name="ce35" office:value-type="string">
            <text:p>original image</text:p>
          </table:table-cell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16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w/ alpha 8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greyscale w/ alpha 16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indexed 1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23" office:value-type="string">
            <text:p>indexed 2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6">
          <table:table-cell table:style-name="ce23" office:value-type="string">
            <text:p>indexed 4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2">
            <text:p>2</text:p>
          </table:table-cell>
          <table:table-cell table:style-name="ce32" office:value-type="string">
            <text:p>Vpv0t_adam7.png, Adam7-2_interlaced.png</text:p>
          </table:table-cell>
          <table:table-cell table:style-name="ce29" office:value-type="string">
            <text:p>Vpv0t_adam7 works, the other does not, blocks of randomly colored pixels appear instead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After adjusting stride calculations the image can now load NPOT images</text:p>
          </table:table-cell>
          <table:table-cell table:style-name="ce42" table:number-columns-repeated="1015"/>
        </table:table-row>
        <table:table-row table:style-name="ro7">
          <table:table-cell table:style-name="ce23" office:value-type="string">
            <text:p>indexed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 office:value-type="string">
            <text:p>indexed256_interlace.png</text:p>
          </table:table-cell>
          <table:table-cell table:style-name="ce29" office:value-type="string">
            <text:p>array exception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due to this image not having dimensions that are powers of two it distorts the interlacing stride, resulting in incorrect filter values after the first pass</text:p>
          </table:table-cell>
          <table:table-cell table:style-name="ce42" table:number-columns-repeated="1015"/>
        </table:table-row>
        <table:table-row table:style-name="ro2">
          <table:table-cell table:style-name="ce23"/>
          <table:table-cell table:style-name="ce25"/>
          <table:table-cell table:style-name="ce28" table:number-columns-repeated="2"/>
          <table:table-cell table:style-name="ce32"/>
          <table:table-cell table:style-name="ce28"/>
          <table:table-cell table:style-name="ce34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24" office:value-type="string">
            <text:p>total:</text:p>
          </table:table-cell>
          <table:table-cell table:style-name="ce27" table:formula="of:=AVERAGE([.B4:.B18])" office:value-type="float" office:value="0">
            <text:p>#DIV/0!</text:p>
          </table:table-cell>
          <table:table-cell table:style-name="ce27" table:number-columns-repeated="2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12/19/2015</text:date>, <text:time>16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19T16:53:51.95</dc:date>
    <dc:creator>Kevin Mango</dc:creator>
    <meta:editing-duration>P1DT55M29S</meta:editing-duration>
    <meta:editing-cycles>67</meta:editing-cycles>
    <meta:generator>OpenOffice/4.1.1$Win32 OpenOffice.org_project/411m6$Build-9775</meta:generator>
    <meta:document-statistic meta:table-count="2" meta:cell-count="186" meta:object-count="0"/>
  </office:meta>
</office:document-meta>
</file>